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out me:</text:p>
      <text:p text:style-name="P1">This page is about me. I live in Berlin, Germany. I work as a teacher, but now I am trying to become a web developer. This is what I enjoy doing:</text:p>
      <text:p text:style-name="P1"><text:s text:c="8"/>- Learning new languages</text:p>
      <text:p text:style-name="P1"><text:s text:c="8"/>- Reading</text:p>
      <text:p text:style-name="P1"><text:s text:c="8"/>- Sports</text:p>
      <text:p text:style-name="P1"><text:s text:c="8"/>- Music</text:p>
      <text:p text:style-name="P1"><text:s text:c="5"/></text:p>
      <text:p text:style-name="P1">I enjoy very much learning new languges! For me they are doors to an unknown world. I speak perfectly Russian and German, I teach Latin at school, I learn Italian and try to improve my spoken English, which isn`t very good yet. Learning Web development is like a new language to me, which opens once more an interesting and funny new world to me.</text:p>
      <text:p text:style-name="P1"/>
      <text:p text:style-name="P1">I am a passionate reader. Nowadays we all have the great possibility to hear audiobooks from anywhere, <text:s/>in different languages, in various devices. I use this great flexibility and often hear my books on the way, doing sports outdoors.</text:p>
      <text:p text:style-name="P1"/>
      <text:p text:style-name="P1">I love jogging, bicycling, swimming and am very interested in doing yoga.</text:p>
      <text:p text:style-name="P1"/>
      <text:p text:style-name="P1">I make music for me as after-work relaxation. I play quite well guitar and flute.</text:p>
      <text:p text:style-name="P1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Heinz</meta:initial-creator>
    <meta:creation-date>2021-02-15T11:12:49.06</meta:creation-date>
    <meta:document-statistic meta:table-count="0" meta:image-count="0" meta:object-count="0" meta:page-count="1" meta:paragraph-count="12" meta:word-count="173" meta:character-count="984"/>
    <dc:date>2021-02-15T11:20:12.41</dc:date>
    <dc:creator>Konstantin Heinz</dc:creator>
    <meta:editing-duration>PT7M24S</meta:editing-duration>
    <meta:editing-cycles>1</meta:editing-cycles>
    <meta:generator>OpenOffice/4.1.7$Win32 OpenOffice.org_project/417m1$Build-9800</meta:generator>
  </office:meta>
</office:document-meta>
</file>